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f2f8" officeooo:paragraph-rsid="001bf2f8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f2f8"/>
    </style:style>
    <style:style style:name="T6" style:family="text">
      <style:text-properties officeooo:rsid="0016f6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7th</text:span> of <text:span text:style-name="T5">May </text:span>202<text:span text:style-name="T5">4</text:span> under the <text:span text:style-name="T5">44th</text:span> PA Meeting.</text:p>
      <text:p text:style-name="P1"/>
      <text:p text:style-name="P1">The Assembly, recognising the current situation,</text:p>
      <text:p text:style-name="P1"/>
      <text:p text:style-name="P4">Constitutes the need to revoke M34-3: <text:span text:style-name="T6">"To make fireworks more expensive" </text:span>because there is no stable way to implement it.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4">DrPeriquito</text:p>
      <text:p text:style-name="P4">Comradedoggo_23</text:p>
      <text:p text:style-name="P4">Eldegron</text:p>
      <text:p text:style-name="P4">lemongrassjam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44-1: To revoke M34-3: "To make fireworks more expensive"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7T18:44:13.812962450</dc:date>
    <meta:editing-duration>PT5M10S</meta:editing-duration>
    <meta:editing-cycles>6</meta:editing-cycles>
    <meta:generator>LibreOffice/24.2.3.2$Linux_X86_64 LibreOffice_project/4f88f79086d18691a72ac668802d5bc5b5a88122</meta:generator>
    <meta:document-statistic meta:table-count="0" meta:image-count="0" meta:object-count="0" meta:page-count="1" meta:paragraph-count="12" meta:word-count="61" meta:character-count="413" meta:non-whitespace-character-count="364"/>
  </office:meta>
</office:document-meta>
</file>